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draw:stroke="none" draw:fill="none" fo:min-height="1.2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style:font-name="Arial" fo:font-size="18pt" style:font-name-asian="Arial" style:font-name-complex="Ari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style:font-name="Arial" fo:font-size="32pt" style:font-name-asian="Arial" style:font-name-complex="Ari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18pt" style:font-name-asian="Arial" style:font-name-complex="Arial"/>
    </style:style>
    <style:style style:name="T7" style:family="text">
      <style:text-properties fo:font-size="18pt"/>
    </style:style>
    <style:style style:name="T8" style:family="text"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hael Paquier, SFPUG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ostgres 9.3: new features</text:span></text:p>
            <text:p><text:span text:style-name="T2">Background workers and FDW</text:span></text:p>
            <text:p><text:span text:style-name="T3">Michael Paquier, SFPUG meetup, 2013/09/12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the lecture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ichael Paquier</text:p>
              </text:list-item>
              <text:list-item>
                <text:p>Engineer at VMware</text:p>
              </text:list-item>
              <text:list-item>
                <text:p>Working on PostgreSQL</text:p>
              </text:list-item>
              <text:list-item>
                <text:p>Community hacker and blogger</text:p>
              </text:list-item>
              <text:list-item>
                <text:p>Contact</text:p>
                <text:list>
                  <text:list-item>
                    <text:p>Twitter: @michaelpq</text:p>
                  </text:list-item>
                  <text:list-item>
                    <text:p>michael@otacoo.com</text:p>
                  </text:list-item>
                  <text:list-item>
                    <text:p>Blog: michael.otacoo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ut Postgres 9.3</text:p>
              </text:list-item>
              <text:list-item>
                <text:p>Background workers</text:p>
              </text:list-item>
              <text:list-item>
                <text:p>postgres_fdw</text:p>
              </text:list-item>
              <text:list-item>
                <text:p>Writable foreign t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gres 9.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leased in September 2013</text:p>
              </text:list-item>
              <text:list-item>
                <text:p>New features</text:p>
                <text:list>
                  <text:list-item>
                    <text:p>Bgworkers</text:p>
                  </text:list-item>
                  <text:list-item>
                    <text:p>FDW improvements</text:p>
                  </text:list-item>
                  <text:list-item>
                    <text:p>More JSON!</text:p>
                  </text:list-item>
                  <text:list-item>
                    <text:p>Rest is here:<text:line-break/>http://wiki.postgresql.org/wiki/What%27s_new_in_PostgreSQL_9.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gworker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4">Child process of postmaster</text:span></text:p>
              </text:list-item>
              <text:list-item>
                <text:p><text:span text:style-name="T4">Run customized code loaded by PG server</text:span></text:p>
              </text:list-item>
              <text:list-item>
                <text:p>Basic infrastructure of APIs</text:p>
                <text:list>
                  <text:list-item>
                    <text:p>Customizable</text:p>
                  </text:list-item>
                  <text:list-item>
                    <text:p>Extensible</text:p>
                  </text:list-item>
                  <text:list-item>
                    <text:p>Adap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everal options</text:p>
                <text:list>
                  <text:list-item>
                    <text:p>Access to databases</text:p>
                  </text:list-item>
                  <text:list-item>
                    <text:p>Access to shared memory</text:p>
                  </text:list-item>
                  <text:list-item>
                    <text:p>Run transactions</text:p>
                  </text:list-item>
                  <text:list-item>
                    <text:p>Start/stop/restart control</text:p>
                  </text:list-item>
                </text:list>
              </text:list-item>
              <text:list-item>
                <text:p>User-defined parame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atistics-related</text:p>
                <text:list>
                  <text:list-item>
                    <text:p>Save pg_stat_statement module information to tier-table with certain timing (Ex: 1 TX/s)</text:p>
                  </text:list-item>
                  <text:list-item>
                    <text:p>Export pg_stat_* information automatically</text:p>
                  </text:list-item>
                </text:list>
              </text:list-item>
              <text:list-item>
                <text:p>Maintenance</text:p>
                <text:list>
                  <text:list-item>
                    <text:p>Reindex automatically invalid indexes</text:p>
                  </text:list-item>
                  <text:list-item>
                    <text:p>Refresh matviews</text:p>
                  </text:list-item>
                </text:list>
              </text:list-item>
              <text:list-item>
                <text:p><text:span text:style-name="T5">Example: “Hello World”</text:span></text:p>
                <text:list>
                  <text:list-item>
                    <text:p>Registered as bgworker: hello world</text:p>
                  </text:list-item>
                  <text:list-item>
                    <text:p>Have a look at pg_lo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 (2)</text:p>
          </draw:text-box>
        </draw:frame>
        <draw:custom-shape draw:style-name="gr2" draw:text-style-name="P3" draw:layer="layout" svg:width="23.622cm" svg:height="11.43cm" svg:x="2.286cm" svg:y="5.334cm">
          <text:p text:style-name="P3"><text:span text:style-name="T3">void</text:span></text:p>
          <text:p text:style-name="P3"><text:span text:style-name="T3">_PG_init(void)</text:span></text:p>
          <text:p text:style-name="P3"><text:span text:style-name="T3">{</text:span></text:p>
          <text:p text:style-name="P3"><text:span text:style-name="T3"><text:s text:c="8"/></text:span><text:span text:style-name="T3">BackgroundWorker worker;</text:span></text:p>
          <text:p text:style-name="P3"><text:span text:style-name="T3"><text:s text:c="8"/></text:span><text:span text:style-name="T3">worker.bgw_flags = BGWORKER_SHMEM_ACCESS;</text:span></text:p>
          <text:p text:style-name="P3"><text:span text:style-name="T3"><text:s text:c="8"/></text:span><text:span text:style-name="T3">worker.bgw_start_time = BgWorkerStart_RecoveryFinished;</text:span></text:p>
          <text:p text:style-name="P3"><text:span text:style-name="T3"><text:s text:c="8"/></text:span><text:span text:style-name="T3">worker.bgw_main = hello_main;</text:span></text:p>
          <text:p text:style-name="P3"><text:span text:style-name="T3"><text:s text:c="8"/></text:span><text:span text:style-name="T3">snprintf(worker.bgw_name, BGW_MAXLEN, "hello world");</text:span></text:p>
          <text:p text:style-name="P3"><text:span text:style-name="T3"><text:s text:c="8"/></text:span><text:span text:style-name="T3">worker.bgw_restart_time = BGW_NEVER_RESTART;</text:span></text:p>
          <text:p text:style-name="P3"><text:span text:style-name="T3"><text:s text:c="8"/></text:span><text:span text:style-name="T3">worker.bgw_main_arg = (Datum) 0;</text:span></text:p>
          <text:p text:style-name="P3"><text:span text:style-name="T3"><text:s text:c="8"/></text:span><text:span text:style-name="T3">RegisterBackgroundWorker(&amp;worker);</text:span></text:p>
          <text:p text:style-name="P3"><text:span text:style-name="T3">}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4.639cm" svg:height="1.524cm" svg:x="1.016cm" svg:y="3.81cm" presentation:class="outline" presentation:user-transformed="true">
          <draw:text-box>
            <text:list text:style-name="L2">
              <text:list-item>
                <text:p>Initialization with _PG_ini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 (1)</text:p>
          </draw:text-box>
        </draw:frame>
        <draw:custom-shape draw:style-name="gr2" draw:text-style-name="P4" draw:layer="layout" svg:width="23.622cm" svg:height="12.018cm" svg:x="2.286cm" svg:y="5.508cm">
          <text:p><text:span text:style-name="T6">/* Minimum set of headers */</text:span></text:p>
          <text:p><text:span text:style-name="T6">#include "postgres.h"</text:span></text:p>
          <text:p><text:span text:style-name="T6">#include "postmaster/bgworker.h"</text:span></text:p>
          <text:p><text:span text:style-name="T6">#include "storage/ipc.h"</text:span></text:p>
          <text:p><text:span text:style-name="T6">#include "storage/latch.h"</text:span></text:p>
          <text:p><text:span text:style-name="T6">#include "storage/proc.h"</text:span></text:p>
          <text:p><text:span text:style-name="T6">#include "fmgr.h"</text:span></text:p>
          <text:p><text:span text:style-name="T7"/></text:p>
          <text:p><text:span text:style-name="T7">/* Essential for shared libs! */</text:span></text:p>
          <text:p><text:span text:style-name="T6">PG_MODULE_MAGIC;</text:span></text:p>
          <text:p><text:span text:style-name="T7"/></text:p>
          <text:p><text:span text:style-name="T7">/* Entry point of library loading */</text:span></text:p>
          <text:p><text:span text:style-name="T6">void _PG_init(void);</text:span></text:p>
          <text:p><text:span text:style-name="T7"/></text:p>
          <text:p><text:span text:style-name="T7">/* Signal handling */</text:span></text:p>
          <text:p><text:span text:style-name="T6">static bool got_sigterm = fals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4.639cm" svg:height="1.524cm" svg:x="1.016cm" svg:y="3.81cm" presentation:class="outline" presentation:user-transformed="true">
          <draw:text-box>
            <text:list text:style-name="L2">
              <text:list-item>
                <text:p>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Hello World (3)</text:span></text:p>
          </draw:text-box>
        </draw:frame>
        <draw:frame presentation:style-name="pr4" draw:layer="layout" svg:width="24.639cm" svg:height="1.524cm" svg:x="1.024cm" svg:y="3.864cm" presentation:class="outline" presentation:user-transformed="true">
          <draw:text-box>
            <text:list text:style-name="L2">
              <text:list-item>
                <text:p>Main loop</text:p>
              </text:list-item>
            </text:list>
          </draw:text-box>
        </draw:frame>
        <draw:custom-shape draw:style-name="gr2" draw:text-style-name="P6" draw:layer="layout" svg:width="23.622cm" svg:height="13.254cm" draw:transform="skewX (-0.000523598775598299) translate (2.286cm 5.542cm)">
          <text:p text:style-name="P5"><text:span text:style-name="T7">static void</text:span></text:p>
          <text:p text:style-name="P5"><text:span text:style-name="T7">hello_main(Datum main_arg)</text:span></text:p>
          <text:p text:style-name="P5"><text:span text:style-name="T7">{</text:span></text:p>
          <text:p text:style-name="P5"><text:span text:style-name="T7"><text:s text:c="8"/></text:span><text:span text:style-name="T7">pqsignal(SIGTERM, hello_sigterm);</text:span></text:p>
          <text:p text:style-name="P5"><text:span text:style-name="T7"><text:s text:c="8"/></text:span><text:span text:style-name="T7">BackgroundWorkerUnblockSignals();</text:span></text:p>
          <text:p text:style-name="P5"><text:span text:style-name="T7"><text:s text:c="8"/></text:span><text:span text:style-name="T7">while (!got_sigterm)</text:span></text:p>
          <text:p text:style-name="P5"><text:span text:style-name="T7"><text:s text:c="8"/></text:span><text:span text:style-name="T7">{</text:span></text:p>
          <text:p text:style-name="P5"><text:span text:style-name="T7"><text:s text:c="16"/></text:span><text:span text:style-name="T7">int rc;</text:span></text:p>
          <text:p text:style-name="P5"><text:span text:style-name="T7"><text:s text:c="16"/></text:span><text:span text:style-name="T7">rc = WaitLatch(&amp;MyProc-&gt;procLatch,</text:span></text:p>
          <text:p text:style-name="P5"><text:span text:style-name="T7"><text:s text:c="27"/></text:span><text:span text:style-name="T7">WL_LATCH_SET | WL_TIMEOUT | WL_POSTMASTER_DEATH,</text:span></text:p>
          <text:p text:style-name="P5"><text:span text:style-name="T7"><text:s text:c="27"/></text:span><text:span text:style-name="T7">10000L);</text:span></text:p>
          <text:p text:style-name="P5"><text:span text:style-name="T7"><text:s text:c="16"/></text:span><text:span text:style-name="T7">ResetLatch(&amp;MyProc-&gt;procLatch);</text:span></text:p>
          <text:p text:style-name="P5"><text:span text:style-name="T7"><text:s text:c="16"/></text:span><text:span text:style-name="T7">if (rc &amp; WL_POSTMASTER_DEATH)</text:span></text:p>
          <text:p text:style-name="P5"><text:span text:style-name="T7"><text:s text:c="24"/></text:span><text:span text:style-name="T7">proc_exit(1);</text:span></text:p>
          <text:p text:style-name="P5"><text:span text:style-name="T7"><text:s text:c="16"/></text:span><text:span text:style-name="T7">elog(LOG, "Hello World!"); /* Say Hello to the world */</text:span></text:p>
          <text:p text:style-name="P5"><text:span text:style-name="T7"><text:s text:c="8"/></text:span><text:span text:style-name="T7">}</text:span></text:p>
          <text:p text:style-name="P5"><text:span text:style-name="T7"><text:s text:c="8"/></text:span><text:span text:style-name="T7">proc_exit(0);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Hello World (4)</text:span></text:p>
          </draw:text-box>
        </draw:frame>
        <draw:frame presentation:style-name="pr5" draw:layer="layout" svg:width="24.639cm" svg:height="1.532cm" svg:x="1.4cm" svg:y="13.092cm" presentation:class="outline" presentation:user-transformed="true">
          <draw:text-box>
            <text:list text:style-name="L2">
              <text:list-item>
                <text:p>Makefile</text:p>
              </text:list-item>
            </text:list>
          </draw:text-box>
        </draw:frame>
        <draw:custom-shape draw:style-name="gr2" draw:text-style-name="P6" draw:layer="layout" svg:width="22.86cm" svg:height="3.048cm" svg:x="2.54cm" svg:y="14.624cm">
          <text:p text:style-name="P5"><text:span text:style-name="T7">MODULES = hello_world</text:span></text:p>
          <text:p text:style-name="P5"><text:span text:style-name="T7">PG_CONFIG = pg_config</text:span></text:p>
          <text:p text:style-name="P5"><text:span text:style-name="T7">PGXS := $(shell $(PG_CONFIG) --pgxs)</text:span></text:p>
          <text:p text:style-name="P5"><text:span text:style-name="T7">include $(PGXS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2.86cm" svg:height="6.566cm" svg:x="2.54cm" svg:y="6.134cm">
          <text:p text:style-name="P5"><text:span text:style-name="T7">static void</text:span></text:p>
          <text:p text:style-name="P5"><text:span text:style-name="T7">hello_sigterm(SIGNAL_ARGS)</text:span></text:p>
          <text:p text:style-name="P5"><text:span text:style-name="T7">{</text:span></text:p>
          <text:p text:style-name="P5"><text:span text:style-name="T7"><text:s text:c="8"/></text:span><text:span text:style-name="T7">int save_errno = errno;</text:span></text:p>
          <text:p text:style-name="P5"><text:span text:style-name="T7"><text:s text:c="8"/></text:span><text:span text:style-name="T7">got_sigterm = true;</text:span></text:p>
          <text:p text:style-name="P5"><text:span text:style-name="T7"><text:s text:c="8"/></text:span><text:span text:style-name="T7">if (MyProc)</text:span></text:p>
          <text:p text:style-name="P5"><text:span text:style-name="T7"><text:s text:c="16"/></text:span><text:span text:style-name="T7">SetLatch(&amp;MyProc-&gt;procLatch);</text:span></text:p>
          <text:p text:style-name="P5"><text:span text:style-name="T7"><text:s text:c="8"/></text:span><text:span text:style-name="T7">errno = save_errno;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4.02cm" svg:height="1.514cm" svg:x="1.38cm" svg:y="4.866cm">
          <draw:text-box>
            <text:list text:style-name="L2">
              <text:list-item>
                <text:p><text:span text:style-name="T4">SIGTERM handl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gs to remember 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t shared_preload_libraries in postgresql.conf</text:p>
              </text:list-item>
              <text:list-item>
                <text:p>Load with _PG_init</text:p>
              </text:list-item>
              <text:list-item>
                <text:p>Unblock signals</text:p>
              </text:list-item>
              <text:list-item>
                <text:p>WaitLatch for interruptible sleep</text:p>
              </text:list-item>
              <text:list-item>
                <text:p><text:span text:style-name="T9">BGWORKER_SHMEM_ACCESS |</text:span><text:span text:style-name="T9"><text:line-break/></text:span><text:span text:style-name="T9">BGWORKER_BACKEND_DATABASE_CONNEC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tional tip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curity !</text:p>
              </text:list-item>
              <text:list-item>
                <text:p>Have a look at contrib/worker_spi</text:p>
              </text:list-item>
              <text:list-item>
                <text:p>Documentation</text:p>
                <text:list>
                  <text:list-item>
                    <text:p><text:span text:style-name="T9">www.postgresql.org/docs/devel/static/bgworker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FD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DW = Foreign Data Wrapper</text:p>
              </text:list-item>
              <text:list-item>
                <text:p>Many types released</text:p>
                <text:list>
                  <text:list-item>
                    <text:p>www (Web services), Twitter</text:p>
                  </text:list-item>
                  <text:list-item>
                    <text:p>Oracle, MySQL, MongoDB, Redis</text:p>
                  </text:list-item>
                  <text:list-item>
                    <text:p>JDBC, ODB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gres_fd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DW for Postgres</text:p>
              </text:list-item>
              <text:list-item>
                <text:p>Connect and interact with foreign PG servers</text:p>
              </text:list-item>
              <text:list-item>
                <text:p>Released in core as contrib module from 9.3</text:p>
              </text:list-item>
              <text:list-item>
                <text:p>Documentation:<text:line-break/>http://www.postgresql.org/docs/9.3/static/postgres-fdw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able FD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process</text:p>
                <text:list>
                  <text:list-item>
                    <text:p>Scan remote source</text:p>
                  </text:list-item>
                  <text:list-item>
                    <text:p>Update from scanned tuples</text:p>
                  </text:list-item>
                </text:list>
              </text:list-item>
              <text:list-item>
                <text:p>Documentation:<text:line-break/>http://www.postgresql.org/docs/9.3/static/fdw-callbacks.html#FDW-CALLBACKS-UPDATE</text:p>
              </text:list-item>
              <text:list-item>
                <text:p>postgres_fdw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anks!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non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9T16:13:43.853300000</meta:creation-date>
    <dc:date>2013-09-12T16:45:02.714632000</dc:date>
    <meta:editing-duration>PT4H49M36S</meta:editing-duration>
    <meta:editing-cycles>26</meta:editing-cycles>
    <meta:generator>LibreOffice/4.1.0.4$MacOSX_x86 LibreOffice_project/89ea49ddacd9aa532507cbf852f2bb22b1ace28</meta:generator>
    <meta:document-statistic meta:object-count="93"/>
  </office:meta>
</office:document-meta>
</file>